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je a minha mãe fez minha inscrição do pas para a professora de vestibular parar de falar disso toda aula. Hoje também o professor explicou muito rápido e eu fiquei perdida no primeiro passo. Quero ir embora desde a hora que eu chegue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6:00:01.901301950</meta:creation-date>
    <dc:date>2025-08-14T16:07:12.730825842</dc:date>
    <meta:editing-duration>PT7M11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43" meta:character-count="237" meta:non-whitespace-character-count="195"/>
  </office:meta>
</office:document-meta>
</file>